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Standard">
      <style:text-properties style:font-name="Calibri2" fo:language="de" fo:country="DE" officeooo:paragraph-rsid="0017df58"/>
    </style:style>
    <style:style style:name="P7" style:family="paragraph" style:parent-style-name="Text_20_body">
      <style:text-properties style:font-name="Calibri2"/>
    </style:style>
    <style:style style:name="P8" style:family="paragraph" style:parent-style-name="Text_20_body">
      <style:text-properties style:font-name="Calibri2" style:text-underline-style="none" fo:font-weight="bold" style:font-weight-asian="bold" style:font-weight-complex="bold"/>
    </style:style>
    <style:style style:name="P9" style:family="paragraph" style:parent-style-name="Text_20_body">
      <style:text-properties style:font-name="Calibri2" fo:language="de" fo:country="DE"/>
    </style:style>
    <style:style style:name="P10" style:family="paragraph" style:parent-style-name="Text_20_body">
      <style:paragraph-properties fo:text-align="start" style:justify-single-word="false"/>
      <style:text-properties style:font-name="Calibri2" fo:language="de" fo:country="DE"/>
    </style:style>
    <style:style style:name="P11" style:family="paragraph" style:parent-style-name="Text_20_body">
      <style:text-properties style:font-name="Calibri2" fo:language="de" fo:country="DE" style:font-name-asian="Microsoft YaHei1"/>
    </style:style>
    <style:style style:name="P12" style:family="paragraph" style:parent-style-name="Text_20_body">
      <style:text-properties style:font-name="Calibri2" fo:language="de" fo:country="DE" officeooo:rsid="0012acca" officeooo:paragraph-rsid="0012acca"/>
    </style:style>
    <style:style style:name="P13" style:family="paragraph" style:parent-style-name="Text_20_body">
      <style:text-properties style:font-name="Calibri2" style:text-underline-style="solid" style:text-underline-width="auto" style:text-underline-color="font-color"/>
    </style:style>
    <style:style style:name="P14" style:family="paragraph" style:parent-style-name="Text_20_body">
      <style:text-properties style:font-name="Calibri2" officeooo:rsid="000cfdd1" officeooo:paragraph-rsid="000cfdd1"/>
    </style:style>
    <style:style style:name="P15" style:family="paragraph" style:parent-style-name="Text_20_body">
      <style:text-properties style:font-name="Calibri2" officeooo:rsid="001461f1" officeooo:paragraph-rsid="001461f1"/>
    </style:style>
    <style:style style:name="P16" style:family="paragraph" style:parent-style-name="Text_20_body">
      <style:text-properties style:font-name="Calibri2" fo:font-weight="bold" style:font-weight-asian="bold" style:font-weight-complex="bold"/>
    </style:style>
    <style:style style:name="P17" style:family="paragraph" style:parent-style-name="Text_20_body">
      <style:text-properties style:font-name="Calibri2" officeooo:paragraph-rsid="001a2f1f"/>
    </style:style>
    <style:style style:name="P18" style:family="paragraph" style:parent-style-name="Text_20_body">
      <style:text-properties officeooo:paragraph-rsid="000cfdd1"/>
    </style:style>
    <style:style style:name="P19" style:family="paragraph" style:parent-style-name="Text_20_body">
      <style:text-properties officeooo:paragraph-rsid="001102cf"/>
    </style:style>
    <style:style style:name="P20" style:family="paragraph" style:parent-style-name="Text_20_body">
      <style:text-properties officeooo:paragraph-rsid="0011ffcd"/>
    </style:style>
    <style:style style:name="P21" style:family="paragraph" style:parent-style-name="Text_20_body">
      <style:text-properties officeooo:paragraph-rsid="0012784f"/>
    </style:style>
    <style:style style:name="P22" style:family="paragraph" style:parent-style-name="Text_20_body">
      <style:text-properties fo:color="#000000" style:font-name="Calibri2" fo:language="de" fo:country="DE"/>
    </style:style>
    <style:style style:name="P23"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4" style:family="paragraph" style:parent-style-name="Table_20_Contents">
      <style:text-properties fo:color="#ffffff" style:font-name="Calibri2"/>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style:font-name="Calibri2"/>
    </style:style>
    <style:style style:name="P27" style:family="paragraph" style:parent-style-name="Heading_20_1">
      <style:text-properties style:font-name="Calibri2"/>
    </style:style>
    <style:style style:name="P28" style:family="paragraph" style:parent-style-name="Heading_20_1">
      <style:paragraph-properties fo:break-before="page"/>
      <style:text-properties style:font-name="Calibri2"/>
    </style:style>
    <style:style style:name="P29" style:family="paragraph" style:parent-style-name="Heading_20_3">
      <style:text-properties style:font-name="Calibri2"/>
    </style:style>
    <style:style style:name="P30" style:family="paragraph" style:parent-style-name="Heading_20_3" style:list-style-name="">
      <style:paragraph-properties fo:hyphenation-ladder-count="no-limit"/>
      <style:text-properties style:font-name="Calibri2" fo:hyphenate="false"/>
    </style:style>
    <style:style style:name="P31" style:family="paragraph" style:parent-style-name="Heading_20_3">
      <style:paragraph-properties fo:margin-top="0.423cm" fo:margin-bottom="0.212cm" loext:contextual-spacing="false" fo:keep-with-next="always"/>
      <style:text-properties style:font-name="Calibri2" fo:font-size="14pt" style:font-size-asian="14pt" style:font-name-complex="Tahoma" style:font-size-complex="14pt"/>
    </style:style>
    <style:style style:name="P32" style:family="paragraph" style:parent-style-name="Heading_20_3">
      <style:paragraph-properties fo:margin-top="0.423cm" fo:margin-bottom="0.212cm" loext:contextual-spacing="false" fo:break-before="page"/>
      <style:text-properties style:font-name="Calibri2" fo:font-size="14pt" officeooo:paragraph-rsid="0017df58" style:font-size-asian="14pt" style:font-name-complex="Tahoma" style:font-size-complex="14pt"/>
    </style:style>
    <style:style style:name="P33" style:family="paragraph" style:parent-style-name="Heading_20_3">
      <style:paragraph-properties fo:margin-top="0.423cm" fo:margin-bottom="0.212cm" loext:contextual-spacing="false"/>
      <style:text-properties style:font-name="Calibri2" fo:font-size="14pt" style:font-size-asian="14pt" style:font-name-complex="Tahoma" style:font-size-complex="14pt"/>
    </style:style>
    <style:style style:name="P34" style:family="paragraph" style:parent-style-name="Heading_20_3">
      <style:paragraph-properties fo:break-before="page"/>
      <style:text-properties style:font-name="Calibri2"/>
    </style:style>
    <style:style style:name="P35" style:family="paragraph" style:parent-style-name="Heading_20_2">
      <style:text-properties style:font-name="Calibri2"/>
    </style:style>
    <style:style style:name="P36" style:family="paragraph" style:parent-style-name="Heading_20_2">
      <style:paragraph-properties fo:break-before="page"/>
      <style:text-properties style:font-name="Calibri2"/>
    </style:style>
    <style:style style:name="P37" style:family="paragraph" style:parent-style-name="Heading_20_2">
      <style:paragraph-properties fo:margin-top="0.423cm" fo:margin-bottom="0.212cm" loext:contextual-spacing="false" fo:break-before="page" fo:keep-with-next="always"/>
      <style:text-properties style:font-name="Calibri2" style:font-name-complex="Tahoma"/>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Text_20_body" style:list-style-name="L1">
      <style:text-properties style:font-name="Calibri2"/>
    </style:style>
    <style:style style:name="P40" style:family="paragraph" style:parent-style-name="Text_20_body" style:list-style-name="L2">
      <style:text-properties style:font-name="Calibri2"/>
    </style:style>
    <style:style style:name="P41" style:family="paragraph" style:parent-style-name="Text_20_body" style:list-style-name="L2">
      <style:text-properties style:font-name="Calibri2" fo:language="de" fo:country="DE"/>
    </style:style>
    <style:style style:name="P42" style:family="paragraph" style:parent-style-name="Text_20_body" style:list-style-name="L3">
      <style:text-properties style:font-name="Calibri2"/>
    </style:style>
    <style:style style:name="P43" style:family="paragraph" style:parent-style-name="Text_20_body" style:list-style-name="L4">
      <style:text-properties style:font-name="Calibri2"/>
    </style:style>
    <style:style style:name="P44" style:family="paragraph" style:parent-style-name="Text_20_body" style:list-style-name="L5">
      <style:text-properties style:font-name="Calibri2"/>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7" style:family="text">
      <style:text-properties fo:color="#000000" style:font-name="Calibri2"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8" style:family="text">
      <style:text-properties fo:color="#000000" style:font-name="Calibri2"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10" style:family="text">
      <style:text-properties fo:color="#000080" style:font-name="Calibri2" style:text-underline-style="solid" style:text-underline-width="auto" style:text-underline-color="font-color" officeooo:rsid="000cfdd1" style:text-underline-mode="continuous" style:text-overline-mode="continuous" style:text-line-through-mode="continuous" style:letter-kerning="false" style:font-name-asian="Times New Roman" style:font-name-complex="Times New Roman"/>
    </style:style>
    <style:style style:name="T11" style:family="text">
      <style:text-properties officeooo:rsid="000e85a1"/>
    </style:style>
    <style:style style:name="T12" style:family="text">
      <style:text-properties officeooo:rsid="00110485"/>
    </style:style>
    <style:style style:name="T13" style:family="text">
      <style:text-properties officeooo:rsid="0012acca"/>
    </style:style>
    <style:style style:name="T14" style:family="text">
      <style:text-properties officeooo:rsid="0017df58"/>
    </style:style>
    <style:style style:name="T15" style:family="text">
      <style:text-properties style:font-name="Calibri2"/>
    </style:style>
    <style:style style:name="T16" style:family="text">
      <style:text-properties style:font-name="Calibri2" style:letter-kerning="false" style:font-name-asian="Times New Roman" style:font-name-complex="Times New Roman"/>
    </style:style>
    <style:style style:name="T17" style:family="text">
      <style:text-properties style:font-name="Calibri2" fo:language="de" fo:country="DE"/>
    </style:style>
    <style:style style:name="T18" style:family="text">
      <style:text-properties style:font-name="Calibri2" fo:language="de" fo:country="DE" fo:font-weight="bold" style:font-weight-asian="bold" style:font-weight-complex="bold"/>
    </style:style>
    <style:style style:name="T19" style:family="text">
      <style:text-properties style:font-name="Calibri2" fo:language="de" fo:country="DE" fo:font-weight="bold" style:font-name-asian="Microsoft YaHei1" style:font-weight-asian="bold" style:font-weight-complex="bold"/>
    </style:style>
    <style:style style:name="T20" style:family="text">
      <style:text-properties style:font-name="Calibri2" fo:language="de" fo:country="DE" style:font-name-asian="Microsoft YaHei1"/>
    </style:style>
    <style:style style:name="T21" style:family="text">
      <style:text-properties style:font-name="Calibri2" fo:language="de" fo:country="DE" officeooo:rsid="0012784f" style:font-name-asian="Microsoft YaHei1"/>
    </style:style>
    <style:style style:name="T22" style:family="text">
      <style:text-properties style:font-name="Calibri2" fo:language="de" fo:country="DE" fo:font-weight="normal" style:font-weight-asian="normal" style:font-weight-complex="normal"/>
    </style:style>
    <style:style style:name="T23" style:family="text">
      <style:text-properties style:font-name="Calibri2" fo:language="de" fo:country="DE" fo:font-weight="normal" officeooo:rsid="0011ffcd" style:font-weight-asian="normal" style:font-weight-complex="normal"/>
    </style:style>
    <style:style style:name="T24" style:family="text">
      <style:text-properties style:font-name="Calibri2" fo:language="de" fo:country="DE" fo:font-weight="normal" officeooo:rsid="0017df58" style:font-weight-asian="normal" style:font-weight-complex="normal"/>
    </style:style>
    <style:style style:name="T25" style:family="text">
      <style:text-properties style:font-name="Calibri2" fo:language="de" fo:country="DE" style:font-weight-complex="bold"/>
    </style:style>
    <style:style style:name="T26" style:family="text">
      <style:text-properties style:font-name="Calibri2" fo:language="de" fo:country="DE" officeooo:rsid="001102cf"/>
    </style:style>
    <style:style style:name="T27" style:family="text">
      <style:text-properties officeooo:rsid="00198801"/>
    </style:style>
    <style:style style:name="T28" style:family="text">
      <style:text-properties officeooo:rsid="001c507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3497_581654776" text:style-name="Index_20_Link" text:visited-style-name="Index_20_Link">1 Einleitung<text:tab/>2</text:a></text:p>
          <text:p text:style-name="P45"><text:a xlink:type="simple" xlink:href="#__RefHeading___Toc3499_581654776" text:style-name="Index_20_Link" text:visited-style-name="Index_20_Link">2 Beschreibung der Projektmanagementmethodiken<text:tab/>3</text:a></text:p>
          <text:p text:style-name="P46"><text:a xlink:type="simple" xlink:href="#__RefHeading___Toc3501_581654776" text:style-name="Index_20_Link" text:visited-style-name="Index_20_Link">2.1 Kanban<text:tab/>3</text:a></text:p>
          <text:p text:style-name="P38"><text:a xlink:type="simple" xlink:href="#__RefHeading___Toc3503_581654776" text:style-name="Index_20_Link" text:visited-style-name="Index_20_Link">2.1.1 Kanban Ablauf<text:tab/>3</text:a></text:p>
          <text:p text:style-name="P38"><text:a xlink:type="simple" xlink:href="#__RefHeading___Toc3505_581654776" text:style-name="Index_20_Link" text:visited-style-name="Index_20_Link">2.1.2 Kanban-Charakteristik<text:tab/>3</text:a></text:p>
          <text:p text:style-name="P38"><text:a xlink:type="simple" xlink:href="#__RefHeading___Toc1215_133500371" text:style-name="Index_20_Link" text:visited-style-name="Index_20_Link">2.1.3 Zusammenfassung<text:tab/>4</text:a></text:p>
          <text:p text:style-name="P46"><text:a xlink:type="simple" xlink:href="#__RefHeading___Toc3507_581654776" text:style-name="Index_20_Link" text:visited-style-name="Index_20_Link">2.2 Scrum<text:tab/>5</text:a></text:p>
          <text:p text:style-name="P38"><text:a xlink:type="simple" xlink:href="#__RefHeading___Toc3509_581654776" text:style-name="Index_20_Link" text:visited-style-name="Index_20_Link">2.2.1 Projektmitglieder<text:tab/>5</text:a></text:p>
          <text:p text:style-name="P38"><text:a xlink:type="simple" xlink:href="#__RefHeading__1589_555833900" text:style-name="Index_20_Link" text:visited-style-name="Index_20_Link">2.2.2 Ablauf<text:tab/>5</text:a></text:p>
          <text:p text:style-name="P46"><text:a xlink:type="simple" xlink:href="#__RefHeading__1591_555833900" text:style-name="Index_20_Link" text:visited-style-name="Index_20_Link">2.3 Feature-Driven-Development (FDD)<text:tab/>6</text:a></text:p>
          <text:p text:style-name="P38"><text:a xlink:type="simple" xlink:href="#__RefHeading___Toc3509_5816547761" text:style-name="Index_20_Link" text:visited-style-name="Index_20_Link">2.3.1 Prozess<text:tab/>6</text:a></text:p>
          <text:p text:style-name="P38"><text:a xlink:type="simple" xlink:href="#__RefHeading__1589_5558339001" text:style-name="Index_20_Link" text:visited-style-name="Index_20_Link">2.3.2 Teamorganisation<text:tab/>6</text:a></text:p>
          <text:p text:style-name="P38"><text:a xlink:type="simple" xlink:href="#__RefHeading___Toc1217_133500371" text:style-name="Index_20_Link" text:visited-style-name="Index_20_Link">2.3.3 Zusammenfassung<text:tab/>7</text:a></text:p>
          <text:p text:style-name="P46"><text:a xlink:type="simple" xlink:href="#__RefHeading___Toc3515_581654776" text:style-name="Index_20_Link" text:visited-style-name="Index_20_Link">2.4 Extreme Programming (XP)<text:tab/>8</text:a></text:p>
          <text:p text:style-name="P38"><text:a xlink:type="simple" xlink:href="#__RefHeading___Toc1219_133500371" text:style-name="Index_20_Link" text:visited-style-name="Index_20_Link">2.4.1 Projektphase<text:tab/>8</text:a></text:p>
          <text:p text:style-name="P38"><text:a xlink:type="simple" xlink:href="#__RefHeading__1589_55583390011" text:style-name="Index_20_Link" text:visited-style-name="Index_20_Link">2.4.2 Vorteile<text:tab/>9</text:a></text:p>
          <text:p text:style-name="P38"><text:a xlink:type="simple" xlink:href="#__RefHeading___Toc1221_133500371" text:style-name="Index_20_Link" text:visited-style-name="Index_20_Link">2.4.3 Nachteile<text:tab/>9</text:a></text:p>
          <text:p text:style-name="P38"><text:a xlink:type="simple" xlink:href="#__RefHeading___Toc1223_133500371" text:style-name="Index_20_Link" text:visited-style-name="Index_20_Link">2.4.4 Zusammenfassung<text:tab/>9</text:a></text:p>
          <text:p text:style-name="P45"><text:a xlink:type="simple" xlink:href="#__RefHeading___Toc3517_581654776" text:style-name="Index_20_Link" text:visited-style-name="Index_20_Link">3 Gewichtung<text:tab/>11</text:a></text:p>
          <text:p text:style-name="P45"><text:a xlink:type="simple" xlink:href="#__RefHeading___Toc3519_581654776" text:style-name="Index_20_Link" text:visited-style-name="Index_20_Link">4 Quellen<text:tab/>12</text:a></text:p>
        </text:index-body>
      </text:table-of-content>
      <text:h text:style-name="P27" text:outline-level="1"/>
      <text:h text:style-name="P28" text:outline-level="1"><text:bookmark-start text:name="__RefHeading___Toc3497_581654776"/>1 Einleitung<text:bookmark-end text:name="__RefHeading___Toc3497_581654776"/></text:h>
      <text:p text:style-name="P9">Wir betrachten sechs Projektmanag<text:span text:style-name="T14">e</text:span>ment Methoden mit dem Hauptaugenmerk auf Ablauf und Charakteristik. Diese werden am Ende auf der Basis der von uns gewählten Kriterien verglichen und bewertet.</text:p>
      <text:p text:style-name="Text_20_body"><text:span text:style-name="Absatz-Standardschriftart"><text:span text:style-name="T17">Folgende Kriterien werden von uns verwendet:</text:span></text:span><text:span text:style-name="Footnote_20_Symbol"><text:span text:style-name="T17"><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7"> </text:span></text:span><text:span text:style-name="Footnote_20_Symbol"><text:span text:style-name="T17"><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7">Projektphase</text:span></text:span><text:span text:style-name="Absatz-Standardschriftart"><text:span text:style-name="T18">:</text:span></text:span><text:span text:style-name="Absatz-Standardschriftart"><text:span text:style-name="T17"> Phasen-spezifisch oder ebenfalls für das komplette Projekt geeignet?</text:span></text:span></text:p>
      <text:p text:style-name="P9"><text:tab/>Die Methode sollte sich für alle Phasen der Entwicklung anwenden lassen.</text:p>
      <text:p text:style-name="Text_20_body"><text:span text:style-name="Strong_20_Emphasis"><text:span text:style-name="T17">Projektgröße</text:span></text:span><text:span text:style-name="Absatz-Standardschriftart"><text:span text:style-name="T18">:</text:span></text:span><text:span text:style-name="Absatz-Standardschriftart"><text:span text:style-name="T17"> Für welche Teamgröße und Projektdauer ist es geeignet?</text:span></text:span></text:p>
      <text:p text:style-name="Text_20_body"><text:span text:style-name="Absatz-Standardschriftart"><text:span text:style-name="T17"><text:tab/>Unwichtig für uns da wir ein kleines Team mit einem kleinen Projekt sind.</text:span></text:span></text:p>
      <text:p text:style-name="Text_20_body"><text:span text:style-name="Strong_20_Emphasis"><text:span text:style-name="T17">Grad der Planung</text:span></text:span><text:span text:style-name="Absatz-Standardschriftart"><text:span text:style-name="T3">:</text:span></text:span><text:span text:style-name="Absatz-Standardschriftart"><text:span text:style-name="T2"> Darf das Datum bzw. Budget fest oder offen sein?</text:span></text:span></text:p>
      <text:p text:style-name="P10"><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text:tab/>werden oder nur zwischen diesen? <text:s/>(z.B. Aufgaben-Zuteilung; Aufgaben-<text:tab/>Aufwandseinschätzung, Neue Aufgaben in die Iteration aufnehmen, Priorität von Aufgaben)</text:span></text:span></text:p>
      <text:p text:style-name="P7"><text:tab/>Wir wollen flexibel in der Ausführung der Iterataionen sein.</text:p>
      <text:p text:style-name="Text_20_body"><text:span text:style-name="Absatz-Standardschriftart"><text:span text:style-name="T19">Flexibilität:</text:span></text:span><text:span text:style-name="Absatz-Standardschriftart"><text:span text:style-name="T20">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20"><text:tab/>Es soll alles so flexibel wie möglich sein.</text:span></text:span></text:p>
      <text:p text:style-name="Text_20_body"><text:span text:style-name="Strong_20_Emphasis"><text:span text:style-name="T20">Grad der Eigenverantwortung</text:span></text:span><text:span text:style-name="Absatz-Standardschriftart"><text:span text:style-name="T19">:</text:span></text:span><text:span text:style-name="Absatz-Standardschriftart"><text:span text:style-name="T20"> Wie hoch ist sie und wer trägt sie?</text:span></text:span></text:p>
      <text:p text:style-name="Text_20_body"><text:span text:style-name="Absatz-Standardschriftart"><text:span text:style-name="T20"><text:tab/>Alle Mitglieder sollen gleichermaßen verantwortlich sein.</text:span></text:span></text:p>
      <text:p text:style-name="Text_20_body"><text:span text:style-name="Strong_20_Emphasis"><text:span text:style-name="T17">Einarbeitungsaufwand:</text:span></text:span><text:span text:style-name="Strong_20_Emphasis"><text:span text:style-name="T22"> Wie schwer/aufwendig ist es, die Methodik einzuführen?</text:span></text:span></text:p>
      <text:p text:style-name="Text_20_body"><text:span text:style-name="Strong_20_Emphasis"><text:span text:style-name="T22"><text:tab/>Da wir für dieses Projekt eine Manag</text:span></text:span><text:span text:style-name="Strong_20_Emphasis"><text:span text:style-name="T24">e</text:span></text:span><text:span text:style-name="Strong_20_Emphasis"><text:span text:style-name="T22">mentmethode sofort anwenden, soll</text:span></text:span><text:span text:style-name="Strong_20_Emphasis"><text:span text:style-name="T24">t</text:span></text:span><text:span text:style-name="Strong_20_Emphasis"><text:span text:style-name="T22">e diese so <text:tab/>wenig <text:tab/>Hürden haben wie möglich.</text:span></text:span></text:p>
      <text:p text:style-name="Text_20_body"><text:span text:style-name="Strong_20_Emphasis"><text:span text:style-name="T17">Einprojekt- oder Mehrprojektumgebungen</text:span></text:span><text:span text:style-name="Absatz-Standardschriftart"><text:span text:style-name="T18">:</text:span></text:span><text:span text:style-name="Absatz-Standardschriftart"><text:span text:style-name="T17">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7"><text:tab/>Für uns unwichtig, da wir nur an einem Projekt arbeiten.</text:span></text:span></text:p>
      <text:p text:style-name="P7"/>
      <text:h text:style-name="P28" text:outline-level="1"><text:bookmark-start text:name="__RefHeading___Toc3499_581654776"/>2 Beschreibung der Projektmanagementmethodiken<text:bookmark-end text:name="__RefHeading___Toc3499_581654776"/></text:h>
      <text:h text:style-name="P35" text:outline-level="2"><text:bookmark-start text:name="__RefHeading___Toc3501_581654776"/>2.1 Kanban<text:bookmark-end text:name="__RefHeading___Toc3501_581654776"/></text:h>
      <text:p text:style-name="P4">Der Begriff Kanban kommt aus dem Japanischem und bedeutet in etwa „Signalkarte“. Dieses Projektmanag<text:span text:style-name="T14">e</text:span>ment-<text:span text:style-name="T14">F</text:span>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29" text:outline-level="3"><text:bookmark-start text:name="__RefHeading___Toc3503_581654776"/>2.1.1 Kanban Ablauf<text:bookmark-end text:name="__RefHeading___Toc3503_581654776"/></text:h>
      <text:p text:style-name="P9">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text:span text:style-name="T14">r</text:span>beitet werden.</text:p>
      <text:p text:style-name="P9">All das soll als selbstregulierendes System den Produktionsfluss optimal halten.</text:p>
      <text:h text:style-name="P29" text:outline-level="3"><text:bookmark text:name="Kanban-Charakteristik"/><text:bookmark-start text:name="__RefHeading___Toc3505_581654776"/>2.1.2 Kanban-Charakteristik<text:bookmark-end text:name="__RefHeading___Toc3505_581654776"/></text:h>
      <text:p text:style-name="P13">Kaizen:</text:p>
      <text:p text:style-name="Text_20_body"><text:span text:style-name="Absatz-Standardschriftart"><text:span text:style-name="T17">Kaizen ist aus dem Japanischen (</text:span></text:span><text:span text:style-name="Absatz-Standardschriftart"><text:span text:style-name="T15">Kai = Veränderung, Zen = zum Besseren </text:span></text:span><text:span text:style-name="Absatz-Standardschriftart"><text:span text:style-name="T17">) und repräsentiert den KVP-Anteil (</text:span></text:span><text:bookmark text:name="firstHeading"/><text:span text:style-name="Absatz-Standardschriftart"><text:span text:style-name="T17">Kontinuierlicher Verbesserungsprozess) <text:s/>von Kanban.</text:span></text:span><text:span text:style-name="Footnote_20_Symbol"><text:span text:style-name="T17"><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7"> Dieser beinhaltet u.a. auch die Treffen und Operations Reviews.</text:span></text:span></text:p>
      <text:p text:style-name="P13">Treffen:</text:p>
      <text:p text:style-name="P7">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3">Operations Reviews:</text:p>
      <text:p text:style-name="P7">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3">Kanban-Board:</text:p>
      <text:p text:style-name="P7">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31" text:outline-level="3"><text:bookmark text:name="Kanban-Zusammenfassung_und_Bewertung"/><text:bookmark-start text:name="__RefHeading___Toc1215_133500371"/>2.1.3 Zusammenfassung<text:bookmark-end text:name="__RefHeading___Toc1215_133500371"/></text:h>
      <text:p text:style-name="Text_20_body"><text:span text:style-name="Strong_20_Emphasis"><text:span text:style-name="T17">Projektphase</text:span></text:span><text:span text:style-name="Absatz-Standardschriftart"><text:span text:style-name="T25">:</text:span></text:span></text:p>
      <text:p text:style-name="Text_20_body"><text:span text:style-name="Absatz-Standardschriftart"><text:span text:style-name="T17">Kanban lässt sich für alle Arten von Aufgaben anwenden.</text:span></text:span></text:p>
      <text:p text:style-name="Text_20_body"><text:span text:style-name="Strong_20_Emphasis"><text:span text:style-name="T17">Projektgröße</text:span></text:span><text:span text:style-name="Absatz-Standardschriftart"><text:span text:style-name="T18">:</text:span></text:span></text:p>
      <text:p text:style-name="Text_20_body"><text:span text:style-name="Absatz-Standardschriftart"><text:span text:style-name="T17">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7">Grad der Planung</text:span></text:span><text:span text:style-name="Absatz-Standardschriftart"><text:span text:style-name="T3">:</text:span></text:span></text:p>
      <text:p text:style-name="P22">Kanban erlaubt die Prioritäten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5">Neue Anforderungen können zu jedem Zeitpunkt an das Team gegeben werden, falls Kapazitäten frei sind.</text:span></text:span></text:p>
      <text:p text:style-name="Text_20_body"><text:span text:style-name="Absatz-Standardschriftart"><text:span text:style-name="T19">Flexibilität:</text:span></text:span><text:span text:style-name="Absatz-Standardschriftart"><text:span text:style-name="T20"> </text:span></text:span></text:p>
      <text:p text:style-name="Text_20_body"><text:span text:style-name="Absatz-Standardschriftart"><text:span text:style-name="T20">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20">Grad der Eigenverantwortung</text:span></text:span><text:span text:style-name="Absatz-Standardschriftart"><text:span text:style-name="T19">:</text:span></text:span></text:p>
      <text:p text:style-name="P11">Hohe Eigenverantwortung wegen dem Pull-Prinzip, Mitglieder und Teams holen sich ihre Aufgaben.</text:p>
      <text:p text:style-name="Text_20_body"><text:span text:style-name="Strong_20_Emphasis"><text:span text:style-name="T17">Einarbeitungsaufwand:</text:span></text:span></text:p>
      <text:p text:style-name="Text_20_body"><text:span text:style-name="Strong_20_Emphasis"><text:span text:style-name="T22">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7">Einprojekt- oder Mehrprojektumgebungen</text:span></text:span><text:span text:style-name="Absatz-Standardschriftart"><text:span text:style-name="T18">:</text:span></text:span></text:p>
      <text:p text:style-name="P9">Es ist möglich an mehreren Projekten gleichzeitig zu arbeiten. Die Tickets können mit verschiedenen Farben hervorgehoben werden, um diese dann entsprechend zuzuordnen bzw. man kann pro Projekt eigene Zeilen/Zeilen<text:span text:style-name="T14">gruppen</text:span> auf dem Board bilden.</text:p>
      <text:h text:style-name="P36" text:outline-level="2"><text:bookmark-start text:name="__RefHeading___Toc3507_581654776"/>2.2 Scrum<text:bookmark-end text:name="__RefHeading___Toc3507_581654776"/></text:h>
      <text:p text:style-name="P7">Scrum ist eine Projektmanagementmethodik zur agilen Softwareentwicklung. Es zeichnet sich besonders dadurch aus, dass es nur wenige Regeln kennt und daher einfach zu erlernen ist.</text:p>
      <text:h text:style-name="P29" text:outline-level="3"><text:bookmark-start text:name="__RefHeading___Toc3509_581654776"/>2.2.1 Projektmitglieder<text:bookmark-end text:name="__RefHeading___Toc3509_581654776"/></text:h>
      <text:p text:style-name="P7">Personen die direkt am Prozess beteiligt sind können in drei Rollen eingeteilt werden:</text:p>
      <text:list xml:id="list2903313617478400009" text:style-name="L1">
        <text:list-item>
          <text:p text:style-name="P39">Product Owner: Stellt die fachlichen Anforderungen und priorisiert diese</text:p>
        </text:list-item>
        <text:list-item>
          <text:p text:style-name="P39">Scrum: Managt den Prozess und beseitigt gegebenenfalls Hindernisse</text:p>
        </text:list-item>
        <text:list-item>
          <text:p text:style-name="P39">Team: Entwickelt das Produkt</text:p>
        </text:list-item>
      </text:list>
      <text:p text:style-name="P7">Als Beobachter und Berater gibt es zudem noch die sogenannten Stakeholder.</text:p>
      <text:h text:style-name="P29" text:outline-level="3"><text:bookmark-start text:name="__RefHeading__1589_555833900"/>2.2.2 Ablauf<text:bookmark-end text:name="__RefHeading__1589_555833900"/></text:h>
      <text:list xml:id="list5082792171016809995" text:style-name="L2">
        <text:list-item>
          <text:p text:style-name="P40">Anforderungen werden in den Product Backlog eingepflegt, priorisiert und ggf. erweitert</text:p>
        </text:list-item>
        <text:list-item>
          <text:p text:style-name="P40">Monatlich wird ein Arbeitspaket aus dem Product Backlog entnommen und umgesetzt (inkl. Test und Dokumentation)</text:p>
        </text:list-item>
        <text:list-item>
          <text:p text:style-name="P40">Das Arbeitspaket (Increment) wird während einer Iteration (Sprint) nicht modifiziert</text:p>
        </text:list-item>
        <text:list-item>
          <text:p text:style-name="P40">Das Arbeitspaket wird in kleinere Arbeitspakete (Tasks) eingeteilt, einem Bearbeiter zugeteilt, bekommt einen Restaufwand der täglich aktualisiert wird und wird in den Sprint Backlog geschoben</text:p>
        </text:list-item>
        <text:list-item>
          <text:p text:style-name="P40">Während des Sprints darf der Bearbeiter keinen Störungen ausgesetzt sein</text:p>
        </text:list-item>
        <text:list-item>
          <text:p text:style-name="P40">Täglich muss ein 15 Minütiges Daily Meeting abgehalten, um herauszufinden was die anderen Teammitglieder bearbeiten, was man selbst als nächstes bearbeiten muss und wo es Probleme gibt</text:p>
        </text:list-item>
        <text:list-item>
          <text:p text:style-name="P40">Am Ende eines Sprints wird die voll funktionsfähige Funktionalität dem Product Owner und den Stakeholdern live am System gezeigt</text:p>
        </text:list-item>
        <text:list-item>
          <text:p text:style-name="P40">Entsprechende Feedbacks fließen in den nächsten Sprint und das Sprint Planing Meeting mit ein</text:p>
        </text:list-item>
        <text:list-item>
          <text:p text:style-name="P41">Eine neue Iteration beginnt</text:p>
        </text:list-item>
      </text:list>
      <text:h text:style-name="P37"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 <text:span text:style-name="T27">Sie ist insbesondere für größere Teams geeignet.</text:span></text:p>
      <text:h text:style-name="P31"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31" text:outline-level="3"><text:bookmark-start text:name="__RefHeading__1589_5558339001"/>2.3.2 Teamorganisation<text:bookmark-end text:name="__RefHeading__1589_5558339001"/></text:h>
      <text:p text:style-name="P6">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32" text:outline-level="3"><text:bookmark-start text:name="__RefHeading___Toc1217_133500371"/>2.3.3 Zusammenfassung<text:bookmark-end text:name="__RefHeading___Toc1217_133500371"/></text:h>
      <text:p text:style-name="P7">Projektphase:</text:p>
      <text:p text:style-name="P7">FDD beinhaltet keine Prozessschritte für die allgemeine grobe Spezifikation.</text:p>
      <text:p text:style-name="Text_20_body"><text:span text:style-name="Strong_20_Emphasis"><text:span text:style-name="T17">Projektgröße:</text:span></text:span></text:p>
      <text:p text:style-name="Text_20_body"><text:span text:style-name="Strong_20_Emphasis"><text:span text:style-name="T22">FDD skaliert problemlos auch mit einem sehr großen Team inklusive zusätzlich vorhandenen Spezialisten oder Spezial-Teams.</text:span></text:span></text:p>
      <text:p text:style-name="P16">Grad der Planung:</text:p>
      <text:p text:style-name="P7">In der Planungsphase werden die Fertigstellungstermine der Features festgelegt, es sind nur geringe Änderungen am Plan vorgesehen. Verspätungen weißsen auf Probleme hin.</text:p>
      <text:p text:style-name="Text_20_body"><text:span text:style-name="Strong_20_Emphasis"><text:span text:style-name="T4">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6">Flexibilität:</text:span></text:span></text:p>
      <text:p text:style-name="Text_20_body"><text:span text:style-name="Strong_20_Emphasis"><text:span text:style-name="T7">Der FDD-Prozess ist relativ spezifisch. Für jeden Prozessschritt gibt es eine Empfehlung, wie viel Zeit für diesen Schritt eingeplant werden sollte.</text:span></text:span></text:p>
      <text:p text:style-name="Text_20_body"><text:span text:style-name="Strong_20_Emphasis"><text:span text:style-name="T6">Grad der Eigenverantwortung:</text:span></text:span></text:p>
      <text:p text:style-name="Text_20_body"><text:span text:style-name="Strong_20_Emphasis"><text:span text:style-name="T7">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7">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7">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7">Die jeweiligen Projektleiter können sich dabei einigen, wie die vorhandenen Mitarbeiter für Features eingeteilt werden sollen.</text:span></text:span></text:p>
      <text:h text:style-name="P37" text:outline-level="2"><text:bookmark-start text:name="__RefHeading___Toc3515_581654776"/>2.4 Extreme Programming (XP)<text:bookmark-end text:name="__RefHeading___Toc3515_581654776"/></text:h>
      <text:p text:style-name="P7">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29" text:outline-level="3"><text:bookmark-start text:name="__RefHeading___Toc1219_133500371"/>2.<text:span text:style-name="T28">4</text:span>.1 <text:bookmark text:name="code1"/>Projektphase<text:bookmark-end text:name="__RefHeading___Toc1219_133500371"/></text:h>
      <text:p text:style-name="P14">Der Kunde hat den gleichen Projeckstand wie der Entwickler. <text:span text:style-name="T11">Jede Komponente besitzt einen Modultest, um Fehler frühstmöglichst zu erkennen und zu beseitigen. Auf einen ehrlichen Umgang mit dem Kunden wird Wert gelegt, um Fehler mit Mitarbeitern und Kunden zu minimeren.</text:span></text:p>
      <text:p text:style-name="P7"><text:bookmark text:name="code6"/>Die Projektphase gliedert sich in folgende Einheiten, die aufeinander aufbauen:</text:p>
      <text:list xml:id="list1001155560477218100" text:style-name="L3">
        <text:list-item>
          <text:p text:style-name="P42">Sekundentakt: Durch Pair-Programming wird die gegenseitige Kontrolle erhöht, und Fehler vermieden. </text:p>
        </text:list-item>
        <text:list-item>
          <text:p text:style-name="P42">Minutentakt: UNIT-Tests werden vor dem Code geschrieben, so das der Code ständig überprüft wird</text:p>
        </text:list-item>
        <text:list-item>
          <text:p text:style-name="P42">Stundentakt: Entwickelte Komponenten werden sofort im Gesamtsystem integriert, und somit Fehler schneller gefunden.</text:p>
        </text:list-item>
        <text:list-item>
          <text:p text:style-name="P42">Tagestakt: tägliches Treffen des Entwicklungsteams um den Projektfortschritt zu reflektieren, und Fehlentwicklungen zu vermeiden.</text:p>
        </text:list-item>
        <text:list-item>
          <text:p text:style-name="P42">Wochentakt: Wöchentlicher Kundenkontakt, um die aktuell auffähige Version auszuliefern, und um neue Änderungen zu besprechen.</text:p>
        </text:list-item>
        <text:list-item>
          <text:p text:style-name="P42">Monatstakt: dem Kunden wird regelmäßig eine neue Release ausgeliefert.</text:p>
        </text:list-item>
      </text:list>
      <text:p text:style-name="P7">Die kleineren Einheiten sind immer mehrfach in der größeren enthalten. Solange <text:s/>eine Iteration <text:span text:style-name="T13">fehlerhafte Tests liefert wird diese in meherere kleiner Iterationshasen aufgeteilt und in die nächste Iteration verschoben. Auch während der iteration können Änderungen vom Kunden durchgeführt werden. </text:span></text:p>
      <text:p text:style-name="P15">Um erfolgreiche Software entwickeln zu können müssend die folgenden Werte: Kommunikation, Einfachheit, Rückmelsdung, Mut <text:s/>und Respeckt eingehalten werden.</text:p>
      <text:p text:style-name="P15">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15">Zum Einstz kommen Praktiken wie z.B. Pair-Programming, bei den durch den Vier-Augen-Prinzip Fehler gleich gefunden werden, oder Refectoring, bei dem ständig Architektur-, Design- und Code-Verbesserungen vorgenommen werden.</text:p>
      <text:h text:style-name="P30" text:outline-level="3"/>
      <text:h text:style-name="P34" text:outline-level="3"><text:bookmark-start text:name="__RefHeading__1589_55583390011"/>2.<text:span text:style-name="T28">4</text:span>.2 <text:bookmark text:name="code2"/>Vorteile<text:bookmark-end text:name="__RefHeading__1589_55583390011"/></text:h>
      <text:list xml:id="list4731816554991502249" text:style-name="L4">
        <text:list-item>
          <text:p text:style-name="P43"><text:bookmark text:name="code7"/>schnelle Entwicklung der Software (eine funktionierende Software)</text:p>
        </text:list-item>
        <text:list-item>
          <text:p text:style-name="P43">nur eingesetzte Funktionen werden entwickelt</text:p>
        </text:list-item>
        <text:list-item>
          <text:p text:style-name="P43">Softwareentwicklung lässt sich mit den Kunden vereinbaren, und bietet schnelle bewertbare Ergebnisse</text:p>
        </text:list-item>
        <text:list-item>
          <text:p text:style-name="P43">mehr Kommunikation im Projekt durch die kürzeren Zyklen</text:p>
        </text:list-item>
        <text:list-item>
          <text:p text:style-name="P43">Kunde wird stärker beim Entwicklungsprozess mit eingebunden, und hat dadurch ein besseres Verständniss</text:p>
        </text:list-item>
        <text:list-item>
          <text:p text:style-name="P43">Kosten bleiben bei großen Software-Projekten verhältnismäßig gering</text:p>
        </text:list-item>
        <text:list-item>
          <text:p text:style-name="P43">Höhere Qualität, Erweiterbarkeit und Nachhaltigkeit bei der Entwicklung</text:p>
        </text:list-item>
        <text:list-item>
          <text:p text:style-name="P43">XP hat eine positive Auswirkung auf dem Teamgeist und der Motivation der Entwickler so wie ein Erfolgserlebnis bei der Auslieferung einer neuen Version</text:p>
        </text:list-item>
      </text:list>
      <text:h text:style-name="P29" text:outline-level="3"><text:bookmark-start text:name="__RefHeading___Toc1221_133500371"/>2.<text:span text:style-name="T28">4</text:span>.<text:span text:style-name="T28">3</text:span> <text:bookmark text:name="code3"/>Nachteile<text:bookmark-end text:name="__RefHeading___Toc1221_133500371"/></text:h>
      <text:list xml:id="list7832221115958570298" text:style-name="L5">
        <text:list-item>
          <text:p text:style-name="P44">schlecht bei Kleinen Softwareprojekten </text:p>
        </text:list-item>
        <text:list-item>
          <text:p text:style-name="P44">schwierig das nur bei Beginn definierte Anforderungen mit dem geringsten Aufwand umgesetzt werden können</text:p>
        </text:list-item>
        <text:list-item>
          <text:p text:style-name="P44">hohe Anforderung an die Entwickler, da die Software im jeden Zustand erweiterbar sein sollte</text:p>
        </text:list-item>
        <text:list-item>
          <text:p text:style-name="P44">Kunde hat nicht ausreichend Zeit, um sich regelmäßig mit den Entwicklern zu treffen</text:p>
        </text:list-item>
        <text:list-item>
          <text:p text:style-name="P44">die Test-Entwicklung kann schnell zum Endprodukt werden bzw. ausgelassen werden</text:p>
        </text:list-item>
        <text:list-item>
          <text:p text:style-name="P44">der Kunde muss Vertrauen in den Programmierer haben</text:p>
        </text:list-item>
      </text:list>
      <text:h text:style-name="P33" text:outline-level="3"><text:bookmark-start text:name="__RefHeading___Toc1223_133500371"/>2.<text:span text:style-name="T28">4</text:span>.<text:span text:style-name="T28">4</text:span> Zusammenfassung<text:bookmark-end text:name="__RefHeading___Toc1223_133500371"/></text:h>
      <text:p text:style-name="Text_20_body"><text:span text:style-name="Strong_20_Emphasis"><text:span text:style-name="T17">Projektphase</text:span></text:span><text:span text:style-name="Absatz-Standardschriftart"><text:span text:style-name="T25">:</text:span></text:span></text:p>
      <text:p text:style-name="P19"><text:span text:style-name="Absatz-Standardschriftart"><text:span text:style-name="T26">Das Projekt wird in kleine Teilschritte zerlegt, die einzelne Funktionsblöcke enthalten.</text:span></text:span></text:p>
      <text:p text:style-name="Text_20_body"><text:span text:style-name="Strong_20_Emphasis"><text:span text:style-name="T17">Projektgröße</text:span></text:span><text:span text:style-name="Absatz-Standardschriftart"><text:span text:style-name="T18">:</text:span></text:span></text:p>
      <text:p text:style-name="Text_20_body"><text:span text:style-name="Absatz-Standardschriftart"><text:span text:style-name="T17">Gut geeignet für kleine bis mittelgroße Teams (&lt;10-12 Mitglieder).</text:span></text:span></text:p>
      <text:p text:style-name="Text_20_body"><text:span text:style-name="Strong_20_Emphasis"><text:span text:style-name="T17">Grad der Planung</text:span></text:span><text:span text:style-name="Absatz-Standardschriftart"><text:span text:style-name="T3">:</text:span></text:span></text:p>
      <text:p text:style-name="P7"><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5">XP ist auf schnelle Anforderungen ausgelegt weswegen Änderungen immer möglich sein müssen.</text:span></text:span></text:p>
      <text:p text:style-name="Text_20_body"><text:span text:style-name="Absatz-Standardschriftart"><text:span text:style-name="T19">Flexibilität:</text:span></text:span><text:span text:style-name="Absatz-Standardschriftart"><text:span text:style-name="T20"> </text:span></text:span></text:p>
      <text:p text:style-name="P21"><text:span text:style-name="Absatz-Standardschriftart"><text:span text:style-name="T21">XP muss in einem Zug eingeführt werden, die Dauer der Iteration hängt vom Kunden ab.</text:span></text:span></text:p>
      <text:p text:style-name="Text_20_body"><text:span text:style-name="Strong_20_Emphasis"><text:span text:style-name="T20">Grad der Eigenverantwortung</text:span></text:span><text:span text:style-name="Absatz-Standardschriftart"><text:span text:style-name="T19">:</text:span></text:span></text:p>
      <text:p text:style-name="P7"><text:bookmark text:name="code5"/>Die Eigenverantwortung liegt von der Funktionalität beim Kunden, und die Zuverlässigkeit <text:span text:style-name="T12">und Umsetzung beim Entwcker.</text:span></text:p>
      <text:p text:style-name="Text_20_body"><text:soft-page-break/><text:span text:style-name="Strong_20_Emphasis"><text:span text:style-name="T17">Einarbeitungsaufwand:</text:span></text:span></text:p>
      <text:p text:style-name="P20"><text:span text:style-name="Strong_20_Emphasis"><text:span text:style-name="T23">XP erfordert Softwareentwick</text:span></text:span><text:span text:style-name="Strong_20_Emphasis"><text:span text:style-name="T24">l</text:span></text:span><text:span text:style-name="Strong_20_Emphasis"><text:span text:style-name="T23">er mit besonderen Fähigkeiten, da alle Teammitglieder Entwickler sind.</text:span></text:span></text:p>
      <text:p text:style-name="Text_20_body"><text:span text:style-name="Strong_20_Emphasis"><text:span text:style-name="T17">Einprojekt- oder Mehrprojektumgebungen</text:span></text:span><text:span text:style-name="Absatz-Standardschriftart"><text:span text:style-name="T18">:</text:span></text:span></text:p>
      <text:p text:style-name="P12">Der Projektmanager kann an mehreren Projekten arbeiten.</text:p>
      <text:h text:style-name="P28" text:outline-level="1"><text:bookmark-start text:name="__RefHeading___Toc3517_581654776"/>3 Gewichtung<text:bookmark-end text:name="__RefHeading___Toc3517_581654776"/></text:h>
      <text:p text:style-name="P4">Im Folgenden werden die Projektmanagementmethodiken, die wir ausgewählt haben verglichen und gegeneinander aufgewogen.</text:p>
      <text:p text:style-name="P4">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23"/>
          </table:table-cell>
          <table:table-cell table:style-name="Tabelle2.A1" office:value-type="float" office:value="0">
            <text:p text:style-name="P23">Scrum</text:p>
          </table:table-cell>
          <table:table-cell table:style-name="Tabelle2.A1" office:value-type="float" office:value="0">
            <text:p text:style-name="P23">Kanban</text:p>
          </table:table-cell>
          <table:table-cell table:style-name="Tabelle2.A1" office:value-type="float" office:value="0">
            <text:p text:style-name="P23">XP</text:p>
          </table:table-cell>
          <table:table-cell table:style-name="Tabelle2.A1" office:value-type="float" office:value="0">
            <text:p text:style-name="P23">FDD</text:p>
          </table:table-cell>
          <table:table-cell table:style-name="Tabelle2.A1" office:value-type="float" office:value="0">
            <text:p text:style-name="P23">Gewichtung</text:p>
          </table:table-cell>
          <table:table-cell table:style-name="Tabelle2.A1" office:value-type="float" office:value="0">
            <text:p text:style-name="P23">Range</text:p>
          </table:table-cell>
        </table:table-row>
        <table:table-row>
          <table:table-cell table:style-name="Tabelle2.A2" office:value-type="float" office:value="0">
            <text:p text:style-name="P25">Projektphase</text:p>
          </table:table-cell>
          <table:table-cell table:style-name="Tabelle2.B2" office:value-type="float" office:value="1">
            <text:p text:style-name="P25">1</text:p>
          </table:table-cell>
          <table:table-cell table:style-name="Tabelle2.B2" office:value-type="float" office:value="1">
            <text:p text:style-name="P25">1</text:p>
          </table:table-cell>
          <table:table-cell table:style-name="Tabelle2.B2" office:value-type="float" office:value="0">
            <text:p text:style-name="P25">0</text:p>
          </table:table-cell>
          <table:table-cell table:style-name="Tabelle2.B2" office:value-type="float" office:value="0">
            <text:p text:style-name="P25">0</text:p>
          </table:table-cell>
          <table:table-cell table:style-name="Tabelle2.F2" office:value-type="float" office:value="2">
            <text:p text:style-name="P25">2</text:p>
          </table:table-cell>
          <table:table-cell table:style-name="Tabelle2.G9" office:value-type="string">
            <text:p text:style-name="P25">0 - 1</text:p>
          </table:table-cell>
        </table:table-row>
        <table:table-row>
          <table:table-cell table:style-name="Tabelle2.A2" office:value-type="float" office:value="0">
            <text:p text:style-name="P25">Projektgröße</text:p>
          </table:table-cell>
          <table:table-cell table:style-name="Tabelle2.B2" office:value-type="float" office:value="1">
            <text:p text:style-name="P25">1</text:p>
          </table:table-cell>
          <table:table-cell table:style-name="Tabelle2.B2" office:value-type="float" office:value="3">
            <text:p text:style-name="P25">3</text:p>
          </table:table-cell>
          <table:table-cell table:style-name="Tabelle2.B2" office:value-type="float" office:value="1">
            <text:p text:style-name="P25">1</text:p>
          </table:table-cell>
          <table:table-cell table:style-name="Tabelle2.B2" office:value-type="float" office:value="3">
            <text:p text:style-name="P25">3</text:p>
          </table:table-cell>
          <table:table-cell table:style-name="Tabelle2.F2" office:value-type="float" office:value="1">
            <text:p text:style-name="P25">1</text:p>
          </table:table-cell>
          <table:table-cell table:style-name="Tabelle2.G9" office:value-type="string">
            <text:p text:style-name="P25">1 - 3</text:p>
          </table:table-cell>
        </table:table-row>
        <table:table-row>
          <table:table-cell table:style-name="Tabelle2.A2" office:value-type="float" office:value="0">
            <text:p text:style-name="P25">Grad der Planung</text:p>
          </table:table-cell>
          <table:table-cell table:style-name="Tabelle2.B2" office:value-type="float" office:value="3">
            <text:p text:style-name="P25">3</text:p>
          </table:table-cell>
          <table:table-cell table:style-name="Tabelle2.B2" office:value-type="float" office:value="2">
            <text:p text:style-name="P25">2</text:p>
          </table:table-cell>
          <table:table-cell table:style-name="Tabelle2.B2" office:value-type="float" office:value="2">
            <text:p text:style-name="P25">2</text:p>
          </table:table-cell>
          <table:table-cell table:style-name="Tabelle2.B2" office:value-type="float" office:value="1">
            <text:p text:style-name="P25">1</text:p>
          </table:table-cell>
          <table:table-cell table:style-name="Tabelle2.F2" office:value-type="float" office:value="2">
            <text:p text:style-name="P25">2</text:p>
          </table:table-cell>
          <table:table-cell table:style-name="Tabelle2.G9" office:value-type="string">
            <text:p text:style-name="P25">1 - 3</text:p>
          </table:table-cell>
        </table:table-row>
        <table:table-row>
          <table:table-cell table:style-name="Tabelle2.A2" office:value-type="float" office:value="0">
            <text:p text:style-name="P25">Änderung während Iteration</text:p>
          </table:table-cell>
          <table:table-cell table:style-name="Tabelle2.B2" office:value-type="float" office:value="0">
            <text:p text:style-name="P25">0</text:p>
          </table:table-cell>
          <table:table-cell table:style-name="Tabelle2.B2" office:value-type="float" office:value="1">
            <text:p text:style-name="P25">1</text:p>
          </table:table-cell>
          <table:table-cell table:style-name="Tabelle2.B2" office:value-type="float" office:value="1">
            <text:p text:style-name="P25">1</text:p>
          </table:table-cell>
          <table:table-cell table:style-name="Tabelle2.B2" office:value-type="float" office:value="0">
            <text:p text:style-name="P25">0</text:p>
          </table:table-cell>
          <table:table-cell table:style-name="Tabelle2.F2" office:value-type="float" office:value="2">
            <text:p text:style-name="P25">2</text:p>
          </table:table-cell>
          <table:table-cell table:style-name="Tabelle2.G9" office:value-type="string">
            <text:p text:style-name="P25">0 - 1</text:p>
          </table:table-cell>
        </table:table-row>
        <table:table-row>
          <table:table-cell table:style-name="Tabelle2.A2" office:value-type="float" office:value="0">
            <text:p text:style-name="P25">Flexibilität</text:p>
          </table:table-cell>
          <table:table-cell table:style-name="Tabelle2.B2" office:value-type="float" office:value="1">
            <text:p text:style-name="P25">1</text:p>
          </table:table-cell>
          <table:table-cell table:style-name="Tabelle2.B2" office:value-type="float" office:value="2">
            <text:p text:style-name="P25">2</text:p>
          </table:table-cell>
          <table:table-cell table:style-name="Tabelle2.B2" office:value-type="float" office:value="1">
            <text:p text:style-name="P25">1</text:p>
          </table:table-cell>
          <table:table-cell table:style-name="Tabelle2.B2" office:value-type="float" office:value="1">
            <text:p text:style-name="P25">1</text:p>
          </table:table-cell>
          <table:table-cell table:style-name="Tabelle2.F2" office:value-type="float" office:value="2">
            <text:p text:style-name="P25">2</text:p>
          </table:table-cell>
          <table:table-cell table:style-name="Tabelle2.G9" office:value-type="string">
            <text:p text:style-name="P25">1 - 2</text:p>
          </table:table-cell>
        </table:table-row>
        <table:table-row>
          <table:table-cell table:style-name="Tabelle2.A2" office:value-type="float" office:value="0">
            <text:p text:style-name="P25">Grad Eigenverantwortung</text:p>
          </table:table-cell>
          <table:table-cell table:style-name="Tabelle2.B2" office:value-type="float" office:value="2">
            <text:p text:style-name="P25">2</text:p>
          </table:table-cell>
          <table:table-cell table:style-name="Tabelle2.B2" office:value-type="float" office:value="3">
            <text:p text:style-name="P25">3</text:p>
          </table:table-cell>
          <table:table-cell table:style-name="Tabelle2.B2" office:value-type="float" office:value="3">
            <text:p text:style-name="P25">3</text:p>
          </table:table-cell>
          <table:table-cell table:style-name="Tabelle2.B2" office:value-type="float" office:value="1">
            <text:p text:style-name="P25">1</text:p>
          </table:table-cell>
          <table:table-cell table:style-name="Tabelle2.F2" office:value-type="float" office:value="3">
            <text:p text:style-name="P25">3</text:p>
          </table:table-cell>
          <table:table-cell table:style-name="Tabelle2.G9" office:value-type="string">
            <text:p text:style-name="P25">1 - 3</text:p>
          </table:table-cell>
        </table:table-row>
        <table:table-row>
          <table:table-cell table:style-name="Tabelle2.A2" office:value-type="float" office:value="0">
            <text:p text:style-name="P25">Einarbeitungsaufwand</text:p>
          </table:table-cell>
          <table:table-cell table:style-name="Tabelle2.B2" office:value-type="float" office:value="2">
            <text:p text:style-name="P25">2</text:p>
          </table:table-cell>
          <table:table-cell table:style-name="Tabelle2.B2" office:value-type="float" office:value="2">
            <text:p text:style-name="P25">2</text:p>
          </table:table-cell>
          <table:table-cell table:style-name="Tabelle2.B2" office:value-type="float" office:value="3">
            <text:p text:style-name="P25">3</text:p>
          </table:table-cell>
          <table:table-cell table:style-name="Tabelle2.B2" office:value-type="float" office:value="1">
            <text:p text:style-name="P25">1</text:p>
          </table:table-cell>
          <table:table-cell table:style-name="Tabelle2.F2" office:value-type="float" office:value="3">
            <text:p text:style-name="P25">3</text:p>
          </table:table-cell>
          <table:table-cell table:style-name="Tabelle2.G9" office:value-type="string">
            <text:p text:style-name="P25">1 - 3</text:p>
          </table:table-cell>
        </table:table-row>
        <table:table-row>
          <table:table-cell table:style-name="Tabelle2.A2" office:value-type="float" office:value="0">
            <text:p text:style-name="P25">Mehrprojektumgebung</text:p>
          </table:table-cell>
          <table:table-cell table:style-name="Tabelle2.B2" office:value-type="float" office:value="1">
            <text:p text:style-name="P25">1</text:p>
          </table:table-cell>
          <table:table-cell table:style-name="Tabelle2.B2" office:value-type="float" office:value="1">
            <text:p text:style-name="P25">1</text:p>
          </table:table-cell>
          <table:table-cell table:style-name="Tabelle2.B2" office:value-type="float" office:value="0">
            <text:p text:style-name="P25">0</text:p>
          </table:table-cell>
          <table:table-cell table:style-name="Tabelle2.B2" office:value-type="float" office:value="1">
            <text:p text:style-name="P25">1</text:p>
          </table:table-cell>
          <table:table-cell table:style-name="Tabelle2.F2" office:value-type="float" office:value="1">
            <text:p text:style-name="P25">1</text:p>
          </table:table-cell>
          <table:table-cell table:style-name="Tabelle2.G9" office:value-type="string">
            <text:p text:style-name="P25">0 - 1</text:p>
          </table:table-cell>
        </table:table-row>
        <table:table-row>
          <table:table-cell table:style-name="Tabelle2.A10" office:value-type="float" office:value="0">
            <text:p text:style-name="P25">Gesamt</text:p>
          </table:table-cell>
          <table:table-cell table:style-name="Tabelle2.B10" office:value-type="float" office:value="24">
            <text:p text:style-name="P25">24</text:p>
          </table:table-cell>
          <table:table-cell table:style-name="Tabelle2.B10" office:value-type="float" office:value="31">
            <text:p text:style-name="P25">31</text:p>
          </table:table-cell>
          <table:table-cell table:style-name="Tabelle2.B10" office:value-type="float" office:value="27">
            <text:p text:style-name="P25">27</text:p>
          </table:table-cell>
          <table:table-cell table:style-name="Tabelle2.B10" office:value-type="float" office:value="14">
            <text:p text:style-name="P25">14</text:p>
          </table:table-cell>
          <table:table-cell table:style-name="Tabelle2.B10">
            <text:p text:style-name="P25"/>
          </table:table-cell>
          <table:table-cell table:style-name="Tabelle2.B10">
            <text:p text:style-name="P25"/>
          </table:table-cell>
        </table:table-row>
      </table:table>
      <text:p text:style-name="P4"/>
      <text:p text:style-name="P4">Berechnung<text:span text:style-name="T14">s</text:span>grundlage:</text:p>
      <text:p text:style-name="P4">Gesamt = Projektphase * Gewichtung + Projektgröße * Gewichtung + …</text:p>
      <text:p text:style-name="P4"/>
      <text:p text:style-name="P4">Beste Projektmanagementmethodik:</text:p>
      <table:table table:name="Tabelle3" table:style-name="Tabelle3">
        <table:table-column table:style-name="Tabelle3.A"/>
        <table:table-column table:style-name="Tabelle3.B"/>
        <table:table-row>
          <table:table-cell table:style-name="Tabelle3.A1" office:value-type="string">
            <text:p text:style-name="P24">Platz</text:p>
          </table:table-cell>
          <table:table-cell table:style-name="Tabelle3.B1" office:value-type="string">
            <text:p text:style-name="P24">Framework</text:p>
          </table:table-cell>
        </table:table-row>
        <table:table-row>
          <table:table-cell table:style-name="Tabelle3.A2" office:value-type="string">
            <text:p text:style-name="P26">1</text:p>
          </table:table-cell>
          <table:table-cell table:style-name="Tabelle3.B2" office:value-type="string">
            <text:p text:style-name="P26">Kanban</text:p>
          </table:table-cell>
        </table:table-row>
        <table:table-row>
          <table:table-cell table:style-name="Tabelle3.A2" office:value-type="string">
            <text:p text:style-name="P26">2</text:p>
          </table:table-cell>
          <table:table-cell table:style-name="Tabelle3.B2" office:value-type="string">
            <text:p text:style-name="P26">XP</text:p>
          </table:table-cell>
        </table:table-row>
        <table:table-row>
          <table:table-cell table:style-name="Tabelle3.A2" office:value-type="string">
            <text:p text:style-name="P26">3</text:p>
          </table:table-cell>
          <table:table-cell table:style-name="Tabelle3.B2" office:value-type="string">
            <text:p text:style-name="P26">Scrum</text:p>
          </table:table-cell>
        </table:table-row>
        <table:table-row>
          <table:table-cell table:style-name="Tabelle3.A2" office:value-type="string">
            <text:p text:style-name="P26">4</text:p>
          </table:table-cell>
          <table:table-cell table:style-name="Tabelle3.B2" office:value-type="string">
            <text:p text:style-name="P26">FDD</text:p>
          </table:table-cell>
        </table:table-row>
      </table:table>
      <text:p text:style-name="P3"/>
      <text:p text:style-name="P7">Die beste Projektmanagementmethodik nach dem gewichteten Vergleich ist Kanban gefolgt von Extreme Programming. Aufgrund der vom Kunden gestellten Anforderungen wird allerdings dennoch Scrum genommen.</text:p>
      <text:h text:style-name="P28" text:outline-level="1"><text:bookmark-start text:name="__RefHeading___Toc3519_581654776"/>4 Quellen<text:bookmark-end text:name="__RefHeading___Toc3519_581654776"/></text:h>
      <text:p text:style-name="P8"><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6">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6">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6">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6">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text:span text:style-name="T15">https://www.it-agile.de/wissen/methoden/kanban/fragen-zu-kanban/</text:span></text:a></text:p>
      <text:p text:style-name="P5"/>
      <text:p text:style-name="P8">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6">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6">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6">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6">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6">https://www.scrumalliance.org/community/articles/2014/july/scrum-vs-kanban</text:span></text:span></text:a></text:p>
      <text:p text:style-name="P2"><text:span text:style-name="Absatz-Standardschriftart"><text:span text:style-name="T16"/></text:span></text:p>
      <text:p text:style-name="P8"><text:bookmark-start text:name="__RefHeading___Toc3525_581654776"/>FDD<text:bookmark-end text:name="__RefHeading___Toc3525_581654776"/></text:p>
      <text:p text:style-name="P17"><text:span text:style-name="T27">Feature Driven Development (FDD): Scrum v.s. FDD:<text:line-break/></text:span><text:a xlink:type="simple" xlink:href="https://www.youtube.com/playlist?list=PLS7DQ8YkIVTpXyiWb2zl5F5rtpHhhPfsJ" text:style-name="Internet_20_link" text:visited-style-name="Visited_20_Internet_20_Link">https://www.youtube.com/playlist?list=PLS7DQ8YkIVTpXyiWb2zl5F5rtpHhhPfsJ</text:a></text:p>
      <text:p text:style-name="P17"><text:a xlink:type="simple" xlink:href="https://en.wikipedia.org/wiki/Feature-driven_development" text:style-name="Internet_20_link" text:visited-style-name="Visited_20_Internet_20_Link"><text:span text:style-name="T27">https://en.wikipedia.org/wiki/Feature-driven_development</text:span></text:a></text:p>
      <text:p text:style-name="P17"><text:a xlink:type="simple" xlink:href="https://dzone.com/articles/introduction-feature-driven" text:style-name="Internet_20_link" text:visited-style-name="Visited_20_Internet_20_Link"><text:span text:style-name="T27">https://dzone.com/articles/introduction-feature-driven</text:span></text:a><text:span text:style-name="T27"><text:line-break/></text:span></text:p>
      <text:p text:style-name="P8"><text:bookmark-start text:name="__RefHeading___Toc3527_581654776"/>XP<text:bookmark-end text:name="__RefHeading___Toc3527_581654776"/></text:p>
      <text:p text:style-name="Text_20_body"><text:bookmark text:name="code"/><text:span text:style-name="Absatz-Standardschriftart"><text:span text:style-name="T9">https://blog.seibert-media.net/blog/2005/05/01/extreme-programming-vorgehensmodell-zur-software-entwicklung-bei-seibertmedia/</text:span></text:span></text:p>
      <text:p text:style-name="Text_20_body"><text:span text:style-name="Absatz-Standardschriftart"><text:span text:style-name="T9">https://www.it-agile.de/wissen/methoden/extreme-programming/</text:span></text:span></text:p>
      <text:p text:style-name="Text_20_body"><text:span text:style-name="Absatz-Standardschriftart"><text:span text:style-name="T9">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9">http://www.computerwoche.de/a/extreme-programming,2352505,3</text:span></text:span></text:a></text:p>
      <text:p text:style-name="P18"><text:span text:style-name="Absatz-Standardschriftart"><text:span text:style-name="T10">https://de.wikipedia.org/wiki/Extreme_Programming#Flexibilit.C3.A4tsgrad_vs._Steifheit</text:span></text:span></text:p>
      <text:p text:style-name="Text_20_body"><text:span text:style-name="Absatz-Standardschriftart"><text:span text:style-name="T9">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09-04-16T11:32:00Z</meta:creation-date>
    <dc:date>2016-04-28T21:35:56.396000000</dc:date>
    <meta:editing-cycles>264</meta:editing-cycles>
    <meta:editing-duration>PT2H5M59S</meta:editing-duration>
    <meta:document-statistic meta:table-count="2" meta:image-count="0" meta:object-count="0" meta:page-count="12" meta:paragraph-count="275" meta:word-count="2323" meta:character-count="18125" meta:non-whitespace-character-count="16079"/>
    <meta:user-defined meta:name="Info 1"/>
    <meta:user-defined meta:name="Info 2"/>
    <meta:user-defined meta:name="Info 3"/>
    <meta:user-defined meta:name="Info 4"/>
    <meta:template xlink:type="simple" xlink:actuate="onRequest" xlink:title="" xlink:href="5CDE9F69"/>
  </office:meta>
</office:document-meta>
</file>